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m^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60/10; 80/15; 110/20)" office:value-type="float" office:value="5.61111111111111" calcext:value-type="float">
            <text:p>5,6111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340/20; 527/30)" office:value-type="float" office:value="17.2833333333333" calcext:value-type="float">
            <text:p>17,28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812/30" office:value-type="float" office:value="27.0666666666667" calcext:value-type="float">
            <text:p>27,0666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 (adjusted to first and second)</text:p>
          </table:table-cell>
          <table:table-cell table:formula="of:=LOG([.B3]/[.B2];[.A3]/[.A2])" office:value-type="float" office:value="1.62302310189523" calcext:value-type="float">
            <text:p>1,62302310189523</text:p>
          </table:table-cell>
        </table:table-row>
        <table:table-row table:style-name="ro1">
          <table:table-cell office:value-type="string" calcext:value-type="string">
            <text:p>y (adjusted to second and third)</text:p>
          </table:table-cell>
          <table:table-cell table:formula="of:=LOG([.B4]/[.B3];[.A4]/[.A3])" office:value-type="float" office:value="1.10628585178391" calcext:value-type="float">
            <text:p>1,10628585178391</text:p>
          </table:table-cell>
        </table:table-row>
        <table:table-row table:style-name="ro1">
          <table:table-cell office:value-type="string" calcext:value-type="string">
            <text:p>y (adjusted to first and third)</text:p>
          </table:table-cell>
          <table:table-cell table:formula="of:=LOG([.B4]/[.B2];[.A4]/[.A2])" office:value-type="float" office:value="1.43231075765783" calcext:value-type="float">
            <text:p>1,43231075765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20-10-09T19:42:56.541747170</meta:creation-date>
    <dc:date>2020-10-09T20:06:08.522315033</dc:date>
    <dc:creator>olivier </dc:creator>
    <meta:editing-duration>PT13M1S</meta:editing-duration>
    <meta:editing-cycles>1</meta:editing-cycles>
    <meta:document-statistic meta:table-count="1" meta:cell-count="14" meta:object-count="0"/>
    <meta:generator>LibreOffice/6.1.5.2$Linux_X86_64 LibreOffice_project/10$Build-2</meta:generator>
  </office:meta>
</office:document-meta>
</file>